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1pt" svg:y="1922.85pt">
            <loext:p draw:notify-on-update-of-ranges="Sheet1.B1:Sheet1.B150 Sheet1.C1:Sheet1.C150 Sheet1.D1:Sheet1.D150 Sheet1.E1:Sheet1.E150 Sheet1.F1:Sheet1.F150 Sheet1.G1:Sheet1.G150 Sheet1.H1:Sheet1.H150 Sheet1.I1:Sheet1.I150 Sheet1.J1:Sheet1.J150 Sheet1.K1:Sheet1.K150 Sheet1.L1:Sheet1.L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SUM(AVERAGE([.B1:.K1]))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AVERAGE([.B2:.K2]))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AVERAGE([.B3:.K3]))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SUM(AVERAGE([.B4:.K4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SUM(AVERAGE([.B5:.K5]))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(AVERAGE([.B6:.K6]))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AVERAGE([.B7:.K7]))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AVERAGE([.B8:.K8]))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AVERAGE([.B9:.K9]))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AVERAGE([.B10:.K10])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AVERAGE([.B11:.K11])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AVERAGE([.B12:.K12])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AVERAGE([.B13:.K13]))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AVERAGE([.B14:.K14]))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15:.K15])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16:.K16]))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17:.K17])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18:.K18])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AVERAGE([.B19:.K19])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20:.K20])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21:.K21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22:.K22])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23:.K23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24:.K24])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25:.K25])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26:.K26])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27:.K27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AVERAGE([.B28:.K28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29:.K29])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AVERAGE([.B30:.K30])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31:.K31])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32:.K32])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33:.K33])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34:.K34])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35:.K35]))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AVERAGE([.B36:.K36])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37:.K37])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38:.K38])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AVERAGE([.B39:.K39])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AVERAGE([.B40:.K40]))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AVERAGE([.B41:.K41])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AVERAGE([.B42:.K42])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AVERAGE([.B43:.K43])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AVERAGE([.B44:.K44])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AVERAGE([.B45:.K45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AVERAGE([.B46:.K46])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47:.K47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48:.K48]))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49:.K49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50:.K50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51:.K51]))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52:.K52])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AVERAGE([.B53:.K53])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AVERAGE([.B54:.K54]))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AVERAGE([.B55:.K55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AVERAGE([.B56:.K56]))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AVERAGE([.B57:.K57])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AVERAGE([.B58:.K58])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AVERAGE([.B59:.K59])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AVERAGE([.B60:.K60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AVERAGE([.B61:.K61])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62:.K62])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AVERAGE([.B63:.K63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AVERAGE([.B64:.K64])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AVERAGE([.B65:.K65])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66:.K66])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67:.K67]))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68:.K68])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69:.K69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70:.K70])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71:.K71])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AVERAGE([.B72:.K72])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AVERAGE([.B73:.K73])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74:.K74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AVERAGE([.B75:.K75])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AVERAGE([.B76:.K76])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AVERAGE([.B77:.K77])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AVERAGE([.B78:.K78])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AVERAGE([.B79:.K79])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AVERAGE([.B80:.K80])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AVERAGE([.B81:.K81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AVERAGE([.B82:.K82])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AVERAGE([.B83:.K83])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84:.K84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AVERAGE([.B85:.K85])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AVERAGE([.B86:.K86])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87:.K87])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88:.K88])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AVERAGE([.B89:.K89]))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90:.K90])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91:.K91])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92:.K92])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AVERAGE([.B93:.K93])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94:.K94])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95:.K95])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AVERAGE([.B96:.K96])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AVERAGE([.B97:.K97])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AVERAGE([.B98:.K98]))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AVERAGE([.B99:.K99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AVERAGE([.B100:.K100])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AVERAGE([.B101:.K101]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2:.K102])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3:.K103]))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4:.K104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5:.K105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6:.K106])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7:.K107])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8:.K108])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09:.K109]))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0:.K110])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1:.K111])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2:.K112])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3:.K113])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4:.K114])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5:.K115])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6:.K116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7:.K117]))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8:.K118])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19:.K119]))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0:.K120])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1:.K121])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2:.K122])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3:.K123]))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4:.K124])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5:.K125]))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6:.K126])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7:.K127]))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8:.K128])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29:.K129])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0:.K130])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1:.K131])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2:.K132])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3:.K133]))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4:.K134])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5:.K135])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6:.K136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7:.K137])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8:.K138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39:.K139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0:.K140])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1:.K141])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2:.K142])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3:.K143])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4:.K144])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5:.K145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6:.K146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7:.K147])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8:.K148]))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49:.K149])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AVERAGE([.B150:.K150]))" office:value-type="float" office:value="5.9" calcext:value-type="float">
            <text:p>5.9</text:p>
          </table:table-cell>
        </table:table-row>
      </table:table>
      <table:table table:name="Sheet2" table:style-name="ta1">
        <table:shapes>
          <draw:frame draw:z-index="0" draw:style-name="gr1" draw:text-style-name="P1" svg:width="904.56pt" svg:height="403.51pt" svg:x="3.15pt" svg:y="1.5pt">
            <loext:p draw:notify-on-update-of-ranges="Sheet1.B1:Sheet1.B150 Sheet1.C1:Sheet1.C150 Sheet1.D1:Sheet1.D150 Sheet1.E1:Sheet1.E150 Sheet1.F1:Sheet1.F150 Sheet1.G1:Sheet1.G150 Sheet1.H1:Sheet1.H150 Sheet1.I1:Sheet1.I150 Sheet1.J1:Sheet1.J150 Sheet1.K1:Sheet1.K150 Sheet1.L1:Sheet1.L1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22:08:03.70301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1:58:41.885558856</meta:creation-date>
    <dc:date>2017-04-19T22:15:30.440626205</dc:date>
    <meta:editing-duration>PT11M8S</meta:editing-duration>
    <meta:editing-cycles>4</meta:editing-cycles>
    <meta:generator>LibreOffice/5.1.6.2$Linux_X86_64 LibreOffice_project/10m0$Build-2</meta:generator>
    <meta:document-statistic meta:table-count="2" meta:cell-count="1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Population Size vs Generation</text:p>
        </chart:title>
        <chart:subtitle svg:x="4.794cm" svg:y="1.275cm" chart:style-name="ch3">
          <text:p>Random Processes and populations</text:p>
        </chart:subtitle>
        <chart:legend chart:legend-position="end" svg:x="13.439cm" svg:y="1.711cm" style:legend-expansion="high" chart:style-name="ch4"/>
        <chart:plot-area chart:style-name="ch5" table:cell-range-address="Sheet1.B1:Sheet1.L150" chart:data-source-has-labels="row" svg:x="1.331cm" svg:y="2.138cm" svg:width="11.788cm" svg:height="5.701cm">
          <chartooo:coordinate-region svg:x="1.952cm" svg:y="2.259cm" svg:width="11.167cm" svg:height="4.578cm"/>
          <chart:axis chart:dimension="x" chart:name="primary-x" chart:style-name="ch6">
            <chart:title svg:x="6.361cm" svg:y="8.019cm" chart:style-name="ch7">
              <text:p>Generation</text:p>
            </chart:title>
          </chart:axis>
          <chart:axis chart:dimension="y" chart:name="primary-y" chart:style-name="ch6">
            <chart:title svg:x="0.451cm" svg:y="6.183cm" chart:style-name="ch8">
              <text:p>Population Size</text:p>
            </chart:title>
            <chart:grid chart:style-name="ch9" chart:class="major"/>
          </chart:axis>
          <chart:series chart:style-name="ch10" chart:values-cell-range-address="Sheet1.B1:Sheet1.B150" loext:label-string="test1" chart:class="chart:line">
            <chart:data-point chart:repeated="150"/>
          </chart:series>
          <chart:series chart:style-name="ch11" chart:values-cell-range-address="Sheet1.C1:Sheet1.C150" loext:label-string="test2" chart:class="chart:line">
            <chart:data-point chart:repeated="150"/>
          </chart:series>
          <chart:series chart:style-name="ch12" chart:values-cell-range-address="Sheet1.D1:Sheet1.D150" loext:label-string="test3" chart:class="chart:line">
            <chart:data-point chart:repeated="150"/>
          </chart:series>
          <chart:series chart:style-name="ch13" chart:values-cell-range-address="Sheet1.E1:Sheet1.E150" loext:label-string="test4" chart:class="chart:line">
            <chart:data-point chart:repeated="150"/>
          </chart:series>
          <chart:series chart:style-name="ch14" chart:values-cell-range-address="Sheet1.F1:Sheet1.F150" loext:label-string="test5" chart:class="chart:line">
            <chart:data-point chart:repeated="150"/>
          </chart:series>
          <chart:series chart:style-name="ch15" chart:values-cell-range-address="Sheet1.G1:Sheet1.G150" loext:label-string="test6" chart:class="chart:line">
            <chart:data-point chart:repeated="150"/>
          </chart:series>
          <chart:series chart:style-name="ch16" chart:values-cell-range-address="Sheet1.H1:Sheet1.H150" loext:label-string="test7" chart:class="chart:line">
            <chart:data-point chart:repeated="150"/>
          </chart:series>
          <chart:series chart:style-name="ch17" chart:values-cell-range-address="Sheet1.I1:Sheet1.I150" loext:label-string="test8" chart:class="chart:line">
            <chart:data-point chart:repeated="150"/>
          </chart:series>
          <chart:series chart:style-name="ch18" chart:values-cell-range-address="Sheet1.J1:Sheet1.J150" loext:label-string="test9" chart:class="chart:line">
            <chart:data-point chart:repeated="150"/>
          </chart:series>
          <chart:series chart:style-name="ch19" chart:values-cell-range-address="Sheet1.K1:Sheet1.K150" loext:label-string="test10" chart:class="chart:line">
            <chart:data-point chart:repeated="150"/>
          </chart:series>
          <chart:series chart:style-name="ch20" chart:values-cell-range-address="Sheet1.L1:Sheet1.L150" loext:label-string="average" chart:class="chart:line">
            <chart:data-point chart:repeated="15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</table:table-cell>
              <table:table-cell office:value-type="string">
                <text:p>test2</text:p>
              </table:table-cell>
              <table:table-cell office:value-type="string">
                <text:p>test3</text:p>
              </table:table-cell>
              <table:table-cell office:value-type="string">
                <text:p>test4</text:p>
              </table:table-cell>
              <table:table-cell office:value-type="string">
                <text:p>test5</text:p>
              </table:table-cell>
              <table:table-cell office:value-type="string">
                <text:p>test6</text:p>
              </table:table-cell>
              <table:table-cell office:value-type="string">
                <text:p>test7</text:p>
              </table:table-cell>
              <table:table-cell office:value-type="string">
                <text:p>test8</text:p>
              </table:table-cell>
              <table:table-cell office:value-type="string">
                <text:p>test9</text:p>
              </table:table-cell>
              <table:table-cell office:value-type="string">
                <text:p>test10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1:Sheet1.B150</svg:desc>
                </draw:g>
              </table:table-cell>
              <table:table-cell office:value-type="float" office:value="8">
                <text:p>8</text:p>
                <draw:g>
                  <svg:desc>Sheet1.C1:Sheet1.C150</svg:desc>
                </draw:g>
              </table:table-cell>
              <table:table-cell office:value-type="float" office:value="13">
                <text:p>13</text:p>
                <draw:g>
                  <svg:desc>Sheet1.D1:Sheet1.D150</svg:desc>
                </draw:g>
              </table:table-cell>
              <table:table-cell office:value-type="float" office:value="9">
                <text:p>9</text:p>
                <draw:g>
                  <svg:desc>Sheet1.E1:Sheet1.E150</svg:desc>
                </draw:g>
              </table:table-cell>
              <table:table-cell office:value-type="float" office:value="10">
                <text:p>10</text:p>
                <draw:g>
                  <svg:desc>Sheet1.F1:Sheet1.F150</svg:desc>
                </draw:g>
              </table:table-cell>
              <table:table-cell office:value-type="float" office:value="15">
                <text:p>15</text:p>
                <draw:g>
                  <svg:desc>Sheet1.G1:Sheet1.G150</svg:desc>
                </draw:g>
              </table:table-cell>
              <table:table-cell office:value-type="float" office:value="10">
                <text:p>10</text:p>
                <draw:g>
                  <svg:desc>Sheet1.H1:Sheet1.H150</svg:desc>
                </draw:g>
              </table:table-cell>
              <table:table-cell office:value-type="float" office:value="10">
                <text:p>10</text:p>
                <draw:g>
                  <svg:desc>Sheet1.I1:Sheet1.I150</svg:desc>
                </draw:g>
              </table:table-cell>
              <table:table-cell office:value-type="float" office:value="11">
                <text:p>11</text:p>
                <draw:g>
                  <svg:desc>Sheet1.J1:Sheet1.J150</svg:desc>
                </draw:g>
              </table:table-cell>
              <table:table-cell office:value-type="float" office:value="8">
                <text:p>8</text:p>
                <draw:g>
                  <svg:desc>Sheet1.K1:Sheet1.K150</svg:desc>
                </draw:g>
              </table:table-cell>
              <table:table-cell office:value-type="float" office:value="10.5">
                <text:p>10.5</text:p>
                <draw:g>
                  <svg:desc>Sheet1.L1:Sheet1.L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912cm" svg:height="14.236cm" xlink:href=".." xlink:type="simple" chart:class="chart:line" chart:style-name="ch1">
        <chart:title svg:x="12.883cm" svg:y="0.42cm" chart:style-name="ch2">
          <text:p>Population Size vs Generation</text:p>
        </chart:title>
        <chart:subtitle svg:x="12.75cm" svg:y="1.483cm" chart:style-name="ch3">
          <text:p>Random Processes and populations</text:p>
        </chart:subtitle>
        <chart:legend chart:legend-position="end" svg:x="29.351cm" svg:y="4.329cm" style:legend-expansion="high" chart:style-name="ch4"/>
        <chart:plot-area chart:style-name="ch5" table:cell-range-address="Sheet1.B1:Sheet1.L150" chart:data-source-has-labels="row" svg:x="1.649cm" svg:y="2.45cm" svg:width="27.064cm" svg:height="10.521cm">
          <chartooo:coordinate-region svg:x="2.27cm" svg:y="2.571cm" svg:width="26.443cm" svg:height="9.398cm"/>
          <chart:axis chart:dimension="x" chart:name="primary-x" chart:style-name="ch6">
            <chart:title svg:x="14.317cm" svg:y="13.255cm" chart:style-name="ch7">
              <text:p>Generation</text:p>
            </chart:title>
          </chart:axis>
          <chart:axis chart:dimension="y" chart:name="primary-y" chart:style-name="ch6">
            <chart:title svg:x="0.451cm" svg:y="8.905cm" chart:style-name="ch8">
              <text:p>Population Size</text:p>
            </chart:title>
            <chart:grid chart:style-name="ch9" chart:class="major"/>
          </chart:axis>
          <chart:series chart:style-name="ch10" chart:values-cell-range-address="Sheet1.B1:Sheet1.B150" loext:label-string="test1" chart:class="chart:line">
            <chart:data-point chart:repeated="150"/>
          </chart:series>
          <chart:series chart:style-name="ch11" chart:values-cell-range-address="Sheet1.C1:Sheet1.C150" loext:label-string="test2" chart:class="chart:line">
            <chart:data-point chart:repeated="150"/>
          </chart:series>
          <chart:series chart:style-name="ch12" chart:values-cell-range-address="Sheet1.D1:Sheet1.D150" loext:label-string="test3" chart:class="chart:line">
            <chart:data-point chart:repeated="150"/>
          </chart:series>
          <chart:series chart:style-name="ch13" chart:values-cell-range-address="Sheet1.E1:Sheet1.E150" loext:label-string="test4" chart:class="chart:line">
            <chart:data-point chart:repeated="150"/>
          </chart:series>
          <chart:series chart:style-name="ch14" chart:values-cell-range-address="Sheet1.F1:Sheet1.F150" loext:label-string="test5" chart:class="chart:line">
            <chart:data-point chart:repeated="150"/>
          </chart:series>
          <chart:series chart:style-name="ch15" chart:values-cell-range-address="Sheet1.G1:Sheet1.G150" loext:label-string="test6" chart:class="chart:line">
            <chart:data-point chart:repeated="150"/>
          </chart:series>
          <chart:series chart:style-name="ch16" chart:values-cell-range-address="Sheet1.H1:Sheet1.H150" loext:label-string="test7" chart:class="chart:line">
            <chart:data-point chart:repeated="150"/>
          </chart:series>
          <chart:series chart:style-name="ch17" chart:values-cell-range-address="Sheet1.I1:Sheet1.I150" loext:label-string="test8" chart:class="chart:line">
            <chart:data-point chart:repeated="150"/>
          </chart:series>
          <chart:series chart:style-name="ch18" chart:values-cell-range-address="Sheet1.J1:Sheet1.J150" loext:label-string="test9" chart:class="chart:line">
            <chart:data-point chart:repeated="150"/>
          </chart:series>
          <chart:series chart:style-name="ch19" chart:values-cell-range-address="Sheet1.K1:Sheet1.K150" loext:label-string="test10" chart:class="chart:line">
            <chart:data-point chart:repeated="150"/>
          </chart:series>
          <chart:series chart:style-name="ch20" chart:values-cell-range-address="Sheet1.L1:Sheet1.L150" loext:label-string="average" chart:class="chart:line">
            <chart:data-point chart:repeated="15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</table:table-cell>
              <table:table-cell office:value-type="string">
                <text:p>test2</text:p>
              </table:table-cell>
              <table:table-cell office:value-type="string">
                <text:p>test3</text:p>
              </table:table-cell>
              <table:table-cell office:value-type="string">
                <text:p>test4</text:p>
              </table:table-cell>
              <table:table-cell office:value-type="string">
                <text:p>test5</text:p>
              </table:table-cell>
              <table:table-cell office:value-type="string">
                <text:p>test6</text:p>
              </table:table-cell>
              <table:table-cell office:value-type="string">
                <text:p>test7</text:p>
              </table:table-cell>
              <table:table-cell office:value-type="string">
                <text:p>test8</text:p>
              </table:table-cell>
              <table:table-cell office:value-type="string">
                <text:p>test9</text:p>
              </table:table-cell>
              <table:table-cell office:value-type="string">
                <text:p>test10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1:Sheet1.B150</svg:desc>
                </draw:g>
              </table:table-cell>
              <table:table-cell office:value-type="float" office:value="8">
                <text:p>8</text:p>
                <draw:g>
                  <svg:desc>Sheet1.C1:Sheet1.C150</svg:desc>
                </draw:g>
              </table:table-cell>
              <table:table-cell office:value-type="float" office:value="13">
                <text:p>13</text:p>
                <draw:g>
                  <svg:desc>Sheet1.D1:Sheet1.D150</svg:desc>
                </draw:g>
              </table:table-cell>
              <table:table-cell office:value-type="float" office:value="9">
                <text:p>9</text:p>
                <draw:g>
                  <svg:desc>Sheet1.E1:Sheet1.E150</svg:desc>
                </draw:g>
              </table:table-cell>
              <table:table-cell office:value-type="float" office:value="10">
                <text:p>10</text:p>
                <draw:g>
                  <svg:desc>Sheet1.F1:Sheet1.F150</svg:desc>
                </draw:g>
              </table:table-cell>
              <table:table-cell office:value-type="float" office:value="15">
                <text:p>15</text:p>
                <draw:g>
                  <svg:desc>Sheet1.G1:Sheet1.G150</svg:desc>
                </draw:g>
              </table:table-cell>
              <table:table-cell office:value-type="float" office:value="10">
                <text:p>10</text:p>
                <draw:g>
                  <svg:desc>Sheet1.H1:Sheet1.H150</svg:desc>
                </draw:g>
              </table:table-cell>
              <table:table-cell office:value-type="float" office:value="10">
                <text:p>10</text:p>
                <draw:g>
                  <svg:desc>Sheet1.I1:Sheet1.I150</svg:desc>
                </draw:g>
              </table:table-cell>
              <table:table-cell office:value-type="float" office:value="11">
                <text:p>11</text:p>
                <draw:g>
                  <svg:desc>Sheet1.J1:Sheet1.J150</svg:desc>
                </draw:g>
              </table:table-cell>
              <table:table-cell office:value-type="float" office:value="8">
                <text:p>8</text:p>
                <draw:g>
                  <svg:desc>Sheet1.K1:Sheet1.K150</svg:desc>
                </draw:g>
              </table:table-cell>
              <table:table-cell office:value-type="float" office:value="10.5">
                <text:p>10.5</text:p>
                <draw:g>
                  <svg:desc>Sheet1.L1:Sheet1.L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